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ortfolio/</text:p>
      <text:p text:style-name="Standard">├── .git/</text:p>
      <text:p text:style-name="Standard">├── node_modules/</text:p>
      <text:p text:style-name="Standard">├── public/</text:p>
      <text:p text:style-name="Standard">│ <text:s text:c="2"/>├── icons/</text:p>
      <text:p text:style-name="Standard">│ <text:s text:c="2"/>├── images/</text:p>
      <text:p text:style-name="Standard">│ <text:s text:c="2"/>├── logo.svg</text:p>
      <text:p text:style-name="Standard">│ <text:s text:c="2"/>├── index.html</text:p>
      <text:p text:style-name="Standard">│ <text:s text:c="2"/>├── manifest.json</text:p>
      <text:p text:style-name="Standard">│ <text:s text:c="2"/>└── robots.txt</text:p>
      <text:p text:style-name="Standard">├── server/</text:p>
      <text:p text:style-name="Standard">├── src/</text:p>
      <text:p text:style-name="Standard">│ <text:s text:c="2"/>├── components/</text:p>
      <text:p text:style-name="Standard">│ <text:s text:c="2"/>│ <text:s text:c="2"/>├── Navbar.tsx</text:p>
      <text:p text:style-name="Standard">│ <text:s text:c="2"/>│ <text:s text:c="2"/>├── Education.tsx</text:p>
      <text:p text:style-name="Standard">│ <text:s text:c="2"/>│ <text:s text:c="2"/>├── About.tsx</text:p>
      <text:p text:style-name="Standard">│ <text:s text:c="2"/>│ <text:s text:c="2"/>├── Hero.tsx</text:p>
      <text:p text:style-name="Standard">│ <text:s text:c="2"/>│ <text:s text:c="2"/>├── Projects.tsx</text:p>
      <text:p text:style-name="Standard">│ <text:s text:c="2"/>│ <text:s text:c="2"/>├── Contact.tsx</text:p>
      <text:p text:style-name="Standard">│ <text:s text:c="2"/>│ <text:s text:c="2"/>├── Skills.tsx</text:p>
      <text:p text:style-name="Standard">│ <text:s text:c="2"/>│ <text:s text:c="2"/>└── Footer.tsx</text:p>
      <text:p text:style-name="Standard">│ <text:s text:c="2"/>├── types/</text:p>
      <text:p text:style-name="Standard">│ <text:s text:c="2"/>├── App.tsx</text:p>
      <text:p text:style-name="Standard">│ <text:s text:c="2"/>├── index.css</text:p>
      <text:p text:style-name="Standard">│ <text:s text:c="2"/>├── react-app-env.d.ts</text:p>
      <text:p text:style-name="Standard">│ <text:s text:c="2"/>├── App.test.tsx</text:p>
      <text:p text:style-name="Standard">│ <text:s text:c="2"/>├── index.tsx</text:p>
      <text:p text:style-name="Standard">│ <text:s text:c="2"/>├── logo.svg</text:p>
      <text:p text:style-name="Standard">│ <text:s text:c="2"/>├── reportWebVitals.ts</text:p>
      <text:p text:style-name="Standard">│ <text:s text:c="2"/>└── setupTests.ts</text:p>
      <text:p text:style-name="Standard">├── .gitignore</text:p>
      <text:p text:style-name="Standard">├── package-lock.json</text:p>
      <text:p text:style-name="Standard">├── package.json</text:p>
      <text:p text:style-name="Standard">├── postcss.config.js</text:p>
      <text:p text:style-name="Standard">├── README.md</text:p>
      <text:p text:style-name="Standard">├── tailwind.config.js</text:p>
      <text:p text:style-name="Standard">└── tsconfig.js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22:17:19.992859511</meta:creation-date>
    <dc:date>2025-06-03T22:17:38.798345695</dc:date>
    <meta:editing-duration>PT19S</meta:editing-duration>
    <meta:editing-cycles>1</meta:editing-cycles>
    <meta:document-statistic meta:table-count="0" meta:image-count="0" meta:object-count="0" meta:page-count="1" meta:paragraph-count="37" meta:word-count="105" meta:character-count="662" meta:non-whitespace-character-count="530"/>
    <meta:generator>LibreOffice/7.4.7.2$Linux_X86_64 LibreOffice_project/40$Build-2</meta:generator>
  </office:meta>
</office:document-meta>
</file>